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4000001FD88CB587E84FF2ED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808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cm" svg:height="3.499cm" svg:x="5.6cm" svg:y="11.6cm">
          <draw:image xlink:href="Pictures/1000000000000514000001FD88CB587E84FF2ED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7T14:18:23.060640866</dc:date>
    <meta:editing-duration>PT1M11S</meta:editing-duration>
    <meta:editing-cycles>1</meta:editing-cycles>
    <meta:document-statistic meta:object-count="1"/>
    <meta:generator>LibreOffice/5.1.6.2$Linux_X86_64 LibreOffice_project/10m0$Build-2</meta:generator>
  </office:meta>
</office:document-meta>
</file>